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164.48mm"/>
    </style:style>
    <style:style style:name="co7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37">
      <style:table-cell-properties fo:background-color="#666666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f8aa97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color="#ffffff"/>
    </style:style>
    <style:style style:name="ce7" style:family="table-cell" style:parent-style-name="Default" style:data-style-name="N41"/>
    <style:style style:name="ce8" style:family="table-cell" style:parent-style-name="Default">
      <style:table-cell-properties fo:background-color="#fff200"/>
    </style:style>
    <style:style style:name="ce9" style:family="table-cell" style:parent-style-name="Default" style:data-style-name="N61">
      <style:table-cell-properties fo:background-color="#faa61a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e5ca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666666" style:text-align-source="fix" style:repeat-content="false"/>
      <style:paragraph-properties fo:text-align="start" fo:margin-left="0mm"/>
    </style:style>
    <style:style style:name="ce14" style:family="table-cell" style:parent-style-name="Default" style:data-style-name="N41">
      <style:table-cell-properties fo:background-color="#fff200"/>
    </style:style>
    <style:style style:name="ce1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/>
    <style:style style:name="ce3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khan" fo:font-size="11pt" style:font-size-asian="11pt" style:font-size-complex="11pt"/>
    </style:style>
    <style:style style:name="ce39" style:family="table-cell" style:parent-style-name="Excel_5f_BuiltIn_5f_Comma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kh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kh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2" table:default-cell-style-name="ce10"/>
        <table:table-column table:style-name="co3" table:default-cell-style-name="Default"/>
        <table:table-column table:style-name="co2" table:default-cell-style-name="ce10"/>
        <table:table-column table:style-name="co4" table:default-cell-style-name="Default"/>
        <table:table-column table:style-name="co2" table:default-cell-style-name="ce10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date" office:date-value="2017-05-01" calcext:value-type="date">
            <text:p>01/05/17</text:p>
          </table:table-cell>
          <table:table-cell table:style-name="ce6"/>
          <table:table-cell table:style-name="ce11"/>
          <table:table-cell table:style-name="ce13"/>
          <table:table-cell table:style-name="ce15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Para os pares 16207 e 16208</text:p>
          </table:table-cell>
          <table:table-cell table:style-name="ce6"/>
          <table:table-cell table:style-name="ce11"/>
          <table:table-cell table:style-name="ce13"/>
          <table:table-cell table:style-name="ce15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(180032,16066)</text:p>
          </table:table-cell>
          <table:covered-table-cell table:style-name="Default"/>
          <table:table-cell table:style-name="ce12" office:value-type="string" calcext:value-type="string" table:number-columns-spanned="2" table:number-rows-spanned="1">
            <text:p>(16066, 14997)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(14997, 14998)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<text:s/>(14998, 14999)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(n, s + 1)</text:p>
          </table:table-cell>
          <table:table-cell table:style-name="ce7" office:value-type="time" office:time-value="PT04H33M32S" calcext:value-type="time">
            <text:p>04:33:32</text:p>
          </table:table-cell>
          <table:table-cell table:style-name="ce28" office:value-type="string" calcext:value-type="string">
            <text:p>A(n, s + 1)</text:p>
          </table:table-cell>
          <table:table-cell table:style-name="ce7" office:value-type="time" office:time-value="PT04H18M51S" calcext:value-type="time">
            <text:p>04:18:51</text:p>
          </table:table-cell>
          <table:table-cell office:value-type="string" calcext:value-type="string">
            <text:p>A(n, s + 1)</text:p>
          </table:table-cell>
          <table:table-cell table:style-name="ce7" office:value-type="time" office:time-value="PT04H19M52S" calcext:value-type="time">
            <text:p>04:19:52</text:p>
          </table:table-cell>
          <table:table-cell office:value-type="string" calcext:value-type="string">
            <text:p>A(n, s + 1)</text:p>
          </table:table-cell>
          <table:table-cell table:style-name="ce7" office:value-type="time" office:time-value="PT04H35M24S" calcext:value-type="time">
            <text:p>04:35: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(n, s)</text:p>
          </table:table-cell>
          <table:table-cell table:style-name="ce7" office:value-type="time" office:time-value="PT04H32M01S" calcext:value-type="time">
            <text:p>04:32:01</text:p>
          </table:table-cell>
          <table:table-cell table:style-name="ce28" office:value-type="string" calcext:value-type="string">
            <text:p>A(n, s)</text:p>
          </table:table-cell>
          <table:table-cell table:style-name="ce14" table:formula="of:=[.B4]" office:value-type="time" office:time-value="PT04H33M32S" calcext:value-type="time">
            <text:p>04:33:32</text:p>
          </table:table-cell>
          <table:table-cell office:value-type="string" calcext:value-type="string">
            <text:p>A(n, s)</text:p>
          </table:table-cell>
          <table:table-cell table:style-name="ce14" table:formula="of:=[.D4]" office:value-type="time" office:time-value="PT04H18M51S" calcext:value-type="time">
            <text:p>04:18:51</text:p>
          </table:table-cell>
          <table:table-cell office:value-type="string" calcext:value-type="string">
            <text:p>A(n, s)</text:p>
          </table:table-cell>
          <table:table-cell table:style-name="ce14" table:formula="of:=[.F4]" office:value-type="time" office:time-value="PT04H19M52S" calcext:value-type="time">
            <text:p>04:19: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table:style-name="ce8" office:value-type="float" office:value="95.26" calcext:value-type="float">
            <text:p>95,26</text:p>
          </table:table-cell>
          <table:table-cell table:style-name="ce28" office:value-type="string" calcext:value-type="string">
            <text:p>Cs</text:p>
          </table:table-cell>
          <table:table-cell table:style-name="ce8" office:value-type="float" office:value="117.304065291622" calcext:value-type="float">
            <text:p>117,304065291622</text:p>
          </table:table-cell>
          <table:table-cell office:value-type="string" calcext:value-type="string">
            <text:p>Cs</text:p>
          </table:table-cell>
          <table:table-cell table:style-name="ce8" office:value-type="float" office:value="54.943495" calcext:value-type="float">
            <text:p>54,943495</text:p>
          </table:table-cell>
          <table:table-cell office:value-type="string" calcext:value-type="string">
            <text:p>Cs</text:p>
          </table:table-cell>
          <table:table-cell table:style-name="ce8" table:formula="of:=78.7920857" office:value-type="float" office:value="78.7920857" calcext:value-type="float">
            <text:p>78,7920857</text:p>
          </table:table-cell>
          <table:table-cell/>
          <table:table-cell table:formula="of:=15*60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A(n-1, s)</text:p>
          </table:table-cell>
          <table:table-cell table:style-name="ce7" office:value-type="time" office:time-value="PT04H16M53S" calcext:value-type="time">
            <text:p>04:16:53</text:p>
          </table:table-cell>
          <table:table-cell table:style-name="ce28" office:value-type="string" calcext:value-type="string">
            <text:p>A(n-1, s)</text:p>
          </table:table-cell>
          <table:table-cell table:style-name="ce7" office:value-type="time" office:time-value="PT04H18M20S" calcext:value-type="time">
            <text:p>04:18:20</text:p>
          </table:table-cell>
          <table:table-cell office:value-type="string" calcext:value-type="string">
            <text:p>A(n-1, s)</text:p>
          </table:table-cell>
          <table:table-cell table:style-name="ce7" office:value-type="time" office:time-value="PT04H13M33S" calcext:value-type="time">
            <text:p>04:13:33</text:p>
          </table:table-cell>
          <table:table-cell office:value-type="string" calcext:value-type="string">
            <text:p>A(n-1, s)</text:p>
          </table:table-cell>
          <table:table-cell table:style-name="ce7" office:value-type="time" office:time-value="PT04H21M19S" calcext:value-type="time">
            <text:p>04:21: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style-name="ce8" office:value-type="float" office:value="360" calcext:value-type="float">
            <text:p>360</text:p>
          </table:table-cell>
          <table:table-cell table:style-name="ce28" office:value-type="string" calcext:value-type="string">
            <text:p>H</text:p>
          </table:table-cell>
          <table:table-cell table:style-name="ce8" table:formula="of:=[.B8]" office:value-type="float" office:value="360" calcext:value-type="float">
            <text:p>360</text:p>
          </table:table-cell>
          <table:table-cell office:value-type="string" calcext:value-type="string">
            <text:p>H</text:p>
          </table:table-cell>
          <table:table-cell table:style-name="ce8" office:value-type="float" office:value="400" calcext:value-type="float">
            <text:p>400</text:p>
          </table:table-cell>
          <table:table-cell office:value-type="string" calcext:value-type="string">
            <text:p>H</text:p>
          </table:table-cell>
          <table:table-cell table:style-name="ce8" table:formula="of:=[.D8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ETA</text:p>
          </table:table-cell>
          <table:table-cell table:style-name="ce9" table:formula="of:=((MINUTE([.B4]-[.B5])*60+SECOND([.B4]-[.B5]))-[.B6])/((MINUTE([.B5]-[.B7])*60+SECOND([.B5]-[.B7]))-[.B8])" office:value-type="float" office:value="-0.00777372262773724" calcext:value-type="float">
            <text:p>-7,77E-03</text:p>
          </table:table-cell>
          <table:table-cell table:style-name="ce4" office:value-type="string" calcext:value-type="string">
            <text:p>BETA</text:p>
          </table:table-cell>
          <table:table-cell table:style-name="ce9" table:formula="of:=((MINUTE([.D4]-[.D5])*60+SECOND([.D4]-[.D5]))-[.D6])/((MINUTE([.D5]-[.D7])*60+SECOND([.D5]-[.D7]))-[.D8])" office:value-type="float" office:value="4.71321727302242" calcext:value-type="float">
            <text:p>4,71E+00</text:p>
          </table:table-cell>
          <table:table-cell table:style-name="ce4" office:value-type="string" calcext:value-type="string">
            <text:p>BETA</text:p>
          </table:table-cell>
          <table:table-cell table:style-name="ce9" table:formula="of:=((MINUTE([.F4]-[.F5])*60+SECOND([.F4]-[.F5]))-[.F6])/((MINUTE([.F5]-[.F7])*60+SECOND([.F5]-[.F7]))-[.F8])" office:value-type="float" office:value="-0.0738598170731707" calcext:value-type="float">
            <text:p>-7,39E-02</text:p>
          </table:table-cell>
          <table:table-cell table:style-name="ce4" office:value-type="string" calcext:value-type="string">
            <text:p>BETA</text:p>
          </table:table-cell>
          <table:table-cell table:style-name="ce9" table:formula="of:=((MINUTE([.H4]-[.H5])*60+SECOND([.H4]-[.H5]))-[.H6])/((MINUTE([.H5]-[.H7])*60+SECOND([.H5]-[.H7]))-[.H8])" office:value-type="float" office:value="0.270601939200761" calcext:value-type="float">
            <text:p>2,71E-0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A(n, s + 1)-A(n, s)</text:p>
          </table:table-cell>
          <table:table-cell table:formula="of:=(MINUTE([.B4]-[.B5])*60+SECOND([.B4]-[.B5]))" office:value-type="float" office:value="91" calcext:value-type="float">
            <text:p>91</text:p>
          </table:table-cell>
          <table:table-cell table:style-name="ce5" office:value-type="string" calcext:value-type="string">
            <text:p>A(n, s + 1)-A(n, s)</text:p>
          </table:table-cell>
          <table:table-cell table:formula="of:=(MINUTE([.D4]-[.D5])*60+SECOND([.D4]-[.D5]))" office:value-type="float" office:value="2719" calcext:value-type="float">
            <text:p>2719</text:p>
          </table:table-cell>
          <table:table-cell table:style-name="ce5" office:value-type="string" calcext:value-type="string">
            <text:p>A(n, s + 1)-A(n, s)</text:p>
          </table:table-cell>
          <table:table-cell table:formula="of:=(MINUTE([.F4]-[.F5])*60+SECOND([.F4]-[.F5]))" office:value-type="float" office:value="61" calcext:value-type="float">
            <text:p>61</text:p>
          </table:table-cell>
          <table:table-cell table:style-name="ce5" office:value-type="string" calcext:value-type="string">
            <text:p>A(n, s + 1)-A(n, s)</text:p>
          </table:table-cell>
          <table:table-cell table:formula="of:=(MINUTE([.H4]-[.H5])*60+SECOND([.H4]-[.H5]))" office:value-type="float" office:value="932" calcext:value-type="float">
            <text:p>932</text:p>
          </table:table-cell>
          <table:table-cell/>
          <table:table-cell office:value-type="string" calcext:value-type="string">
            <text:p>+5511986954506</text:p>
          </table:table-cell>
          <table:table-cell/>
        </table:table-row>
        <table:table-row table:style-name="ro1">
          <table:table-cell table:style-name="ce5" office:value-type="string" calcext:value-type="string">
            <text:p>A(n, s + 1)-A(n, s)-Cs</text:p>
          </table:table-cell>
          <table:table-cell table:formula="of:=((MINUTE([.B4]-[.B5])*60+SECOND([.B4]-[.B5]))-[.B6])" office:value-type="float" office:value="-4.26000000000001" calcext:value-type="float">
            <text:p>-4,26000000000001</text:p>
          </table:table-cell>
          <table:table-cell table:style-name="ce5" office:value-type="string" calcext:value-type="string">
            <text:p>A(n, s + 1)-A(n, s)-Cs</text:p>
          </table:table-cell>
          <table:table-cell table:formula="of:=((MINUTE([.D4]-[.D5])*60+SECOND([.D4]-[.D5]))-[.D6])" office:value-type="float" office:value="2601.69593470838" calcext:value-type="float">
            <text:p>2601,69593470838</text:p>
          </table:table-cell>
          <table:table-cell table:style-name="ce5" office:value-type="string" calcext:value-type="string">
            <text:p>A(n, s + 1)-A(n, s)-Cs</text:p>
          </table:table-cell>
          <table:table-cell table:formula="of:=((MINUTE([.F4]-[.F5])*60+SECOND([.F4]-[.F5]))-[.F6])" office:value-type="float" office:value="6.056505" calcext:value-type="float">
            <text:p>6,056505</text:p>
          </table:table-cell>
          <table:table-cell table:style-name="ce5" office:value-type="string" calcext:value-type="string">
            <text:p>A(n, s + 1)-A(n, s)-Cs</text:p>
          </table:table-cell>
          <table:table-cell table:formula="of:=((MINUTE([.H4]-[.H5])*60+SECOND([.H4]-[.H5]))-[.H6])" office:value-type="float" office:value="853.2079143" calcext:value-type="float">
            <text:p>853,2079143</text:p>
          </table:table-cell>
          <table:table-cell/>
          <table:table-cell table:formula="of:=767/170" office:value-type="float" office:value="4.51176470588235" calcext:value-type="float">
            <text:p>4,51176470588235</text:p>
          </table:table-cell>
          <table:table-cell/>
        </table:table-row>
        <table:table-row table:style-name="ro1">
          <table:table-cell table:style-name="ce5" office:value-type="string" calcext:value-type="string">
            <text:p>A(n, s)-A(n-1, s)</text:p>
          </table:table-cell>
          <table:table-cell table:formula="of:=(MINUTE([.B5]-[.B7])*60+SECOND([.B5]-[.B7]))" office:value-type="float" office:value="908" calcext:value-type="float">
            <text:p>908</text:p>
          </table:table-cell>
          <table:table-cell table:style-name="ce5" office:value-type="string" calcext:value-type="string">
            <text:p>A(n, s)-A(n-1, s)</text:p>
          </table:table-cell>
          <table:table-cell table:formula="of:=(MINUTE([.D5]-[.D7])*60+SECOND([.D5]-[.D7]))" office:value-type="float" office:value="912" calcext:value-type="float">
            <text:p>912</text:p>
          </table:table-cell>
          <table:table-cell table:style-name="ce5" office:value-type="string" calcext:value-type="string">
            <text:p>A(n, s)-A(n-1, s)</text:p>
          </table:table-cell>
          <table:table-cell table:formula="of:=(MINUTE([.F5]-[.F7])*60+SECOND([.F5]-[.F7]))" office:value-type="float" office:value="318" calcext:value-type="float">
            <text:p>318</text:p>
          </table:table-cell>
          <table:table-cell table:style-name="ce5" office:value-type="string" calcext:value-type="string">
            <text:p>A(n, s)-A(n-1, s)</text:p>
          </table:table-cell>
          <table:table-cell table:formula="of:=(MINUTE([.H5]-[.H7])*60+SECOND([.H5]-[.H7]))" office:value-type="float" office:value="3513" calcext:value-type="float">
            <text:p>351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(n, s)-A(n-1, s)-H</text:p>
          </table:table-cell>
          <table:table-cell table:formula="of:=((MINUTE([.B5]-[.B7])*60+SECOND([.B5]-[.B7]))-[.B8])" office:value-type="float" office:value="548" calcext:value-type="float">
            <text:p>548</text:p>
          </table:table-cell>
          <table:table-cell table:style-name="ce5" office:value-type="string" calcext:value-type="string">
            <text:p>A(n, s)-A(n-1, s)-H</text:p>
          </table:table-cell>
          <table:table-cell table:formula="of:=((MINUTE([.D5]-[.D7])*60+SECOND([.D5]-[.D7]))-[.D8])" office:value-type="float" office:value="552" calcext:value-type="float">
            <text:p>552</text:p>
          </table:table-cell>
          <table:table-cell table:style-name="ce5" office:value-type="string" calcext:value-type="string">
            <text:p>A(n, s)-A(n-1, s)-H</text:p>
          </table:table-cell>
          <table:table-cell table:formula="of:=((MINUTE([.F5]-[.F7])*60+SECOND([.F5]-[.F7]))-[.F8])" office:value-type="float" office:value="-82" calcext:value-type="float">
            <text:p>-82</text:p>
          </table:table-cell>
          <table:table-cell table:style-name="ce5" office:value-type="string" calcext:value-type="string">
            <text:p>A(n, s)-A(n-1, s)-H</text:p>
          </table:table-cell>
          <table:table-cell table:formula="of:=((MINUTE([.H5]-[.H7])*60+SECOND([.H5]-[.H7]))-[.H8])" office:value-type="float" office:value="3153" calcext:value-type="float">
            <text:p>315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date" office:date-value="2017-05-02" calcext:value-type="date">
            <text:p>02/05/17</text:p>
          </table:table-cell>
          <table:table-cell table:style-name="ce6"/>
          <table:table-cell table:style-name="ce11"/>
          <table:table-cell table:style-name="ce13"/>
          <table:table-cell table:style-name="ce15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Para os pares 16207 e 16208</text:p>
          </table:table-cell>
          <table:table-cell table:style-name="ce6"/>
          <table:table-cell table:style-name="ce11"/>
          <table:table-cell table:style-name="ce13"/>
          <table:table-cell table:style-name="ce15" table:number-columns-repeated="4"/>
          <table:table-cell table:number-columns-repeated="2"/>
          <table:table-cell table:formula="of:=30*40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(180032,16066)</text:p>
          </table:table-cell>
          <table:covered-table-cell table:style-name="Default"/>
          <table:table-cell table:style-name="ce12" office:value-type="string" calcext:value-type="string" table:number-columns-spanned="2" table:number-rows-spanned="1">
            <text:p>(16066, 14997)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(14997, 14998)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<text:s/>(14998, 14999)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(n, s + 1)</text:p>
          </table:table-cell>
          <table:table-cell table:style-name="ce7"/>
          <table:table-cell office:value-type="string" calcext:value-type="string">
            <text:p>A(n, s + 1)</text:p>
          </table:table-cell>
          <table:table-cell table:style-name="ce7" office:value-type="time" office:time-value="PT04H34M05S" calcext:value-type="time">
            <text:p>04:34:05</text:p>
          </table:table-cell>
          <table:table-cell office:value-type="string" calcext:value-type="string">
            <text:p>A(n, s + 1)</text:p>
          </table:table-cell>
          <table:table-cell table:style-name="ce7" office:value-type="time" office:time-value="PT04H34M40S" calcext:value-type="time">
            <text:p>04:34:40</text:p>
          </table:table-cell>
          <table:table-cell office:value-type="string" calcext:value-type="string">
            <text:p>A(n, s + 1)</text:p>
          </table:table-cell>
          <table:table-cell table:style-name="ce7" office:value-type="time" office:time-value="PT04H35M24S" calcext:value-type="time">
            <text:p>04:35: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(n, s)</text:p>
          </table:table-cell>
          <table:table-cell table:style-name="ce7"/>
          <table:table-cell office:value-type="string" calcext:value-type="string">
            <text:p>A(n, s)</text:p>
          </table:table-cell>
          <table:table-cell table:style-name="ce14" table:formula="of:=[.B19]" office:value-type="time" office:time-value="PT00H00M00S" calcext:value-type="time">
            <text:p>00:00:00</text:p>
          </table:table-cell>
          <table:table-cell office:value-type="string" calcext:value-type="string">
            <text:p>A(n, s)</text:p>
          </table:table-cell>
          <table:table-cell table:style-name="ce14" table:formula="of:=[.D19]" office:value-type="time" office:time-value="PT04H34M05S" calcext:value-type="time">
            <text:p>04:34:05</text:p>
          </table:table-cell>
          <table:table-cell office:value-type="string" calcext:value-type="string">
            <text:p>A(n, s)</text:p>
          </table:table-cell>
          <table:table-cell table:style-name="ce14" table:formula="of:=[.F19]" office:value-type="time" office:time-value="PT04H34M40S" calcext:value-type="time">
            <text:p>04:34:40</text:p>
          </table:table-cell>
          <table:table-cell table:number-columns-repeated="2"/>
          <table:table-cell table:formula="of:=175*4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table:style-name="ce8" office:value-type="float" office:value="95.26" calcext:value-type="float">
            <text:p>95,26</text:p>
          </table:table-cell>
          <table:table-cell office:value-type="string" calcext:value-type="string">
            <text:p>Cs</text:p>
          </table:table-cell>
          <table:table-cell table:style-name="ce8" office:value-type="float" office:value="117.304065291622" calcext:value-type="float">
            <text:p>117,304065291622</text:p>
          </table:table-cell>
          <table:table-cell office:value-type="string" calcext:value-type="string">
            <text:p>Cs</text:p>
          </table:table-cell>
          <table:table-cell table:style-name="ce8" office:value-type="float" office:value="63.120476290215" calcext:value-type="float">
            <text:p>63,120476290215</text:p>
          </table:table-cell>
          <table:table-cell office:value-type="string" calcext:value-type="string">
            <text:p>Cs</text:p>
          </table:table-cell>
          <table:table-cell table:style-name="ce8" table:formula="of:=78.7920857" office:value-type="float" office:value="78.7920857" calcext:value-type="float">
            <text:p>78,7920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(n-1, s)</text:p>
          </table:table-cell>
          <table:table-cell table:style-name="ce7" office:value-type="time" office:time-value="PT04H16M53S" calcext:value-type="time">
            <text:p>04:16:53</text:p>
          </table:table-cell>
          <table:table-cell office:value-type="string" calcext:value-type="string">
            <text:p>A(n-1, s)</text:p>
          </table:table-cell>
          <table:table-cell table:style-name="ce7" office:value-type="time" office:time-value="PT04H18M20S" calcext:value-type="time">
            <text:p>04:18:20</text:p>
          </table:table-cell>
          <table:table-cell office:value-type="string" calcext:value-type="string">
            <text:p>A(n-1, s)</text:p>
          </table:table-cell>
          <table:table-cell table:style-name="ce7" office:value-type="time" office:time-value="PT04H20M15S" calcext:value-type="time">
            <text:p>04:20:15</text:p>
          </table:table-cell>
          <table:table-cell office:value-type="string" calcext:value-type="string">
            <text:p>A(n-1, s)</text:p>
          </table:table-cell>
          <table:table-cell table:style-name="ce7" office:value-type="time" office:time-value="PT04H21M19S" calcext:value-type="time">
            <text:p>04:21:19</text:p>
          </table:table-cell>
          <table:table-cell/>
          <table:table-cell table:formula="of:=1750/60" office:value-type="float" office:value="29.1666666666667" calcext:value-type="float">
            <text:p>29,1666666666667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style-name="ce8" office:value-type="float" office:value="360" calcext:value-type="float">
            <text:p>360</text:p>
          </table:table-cell>
          <table:table-cell office:value-type="string" calcext:value-type="string">
            <text:p>H</text:p>
          </table:table-cell>
          <table:table-cell table:style-name="ce8" table:formula="of:=[.B23]" office:value-type="float" office:value="360" calcext:value-type="float">
            <text:p>360</text:p>
          </table:table-cell>
          <table:table-cell office:value-type="string" calcext:value-type="string">
            <text:p>H</text:p>
          </table:table-cell>
          <table:table-cell table:style-name="ce8" table:formula="of:=[.B23]" office:value-type="float" office:value="360" calcext:value-type="float">
            <text:p>360</text:p>
          </table:table-cell>
          <table:table-cell office:value-type="string" calcext:value-type="string">
            <text:p>H</text:p>
          </table:table-cell>
          <table:table-cell table:style-name="ce8" table:formula="of:=[.D23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ETA</text:p>
          </table:table-cell>
          <table:table-cell table:style-name="ce9" table:formula="of:=((MINUTE([.B19]-[.B20])*60+SECOND([.B19]-[.B20]))-[.B21])/((MINUTE([.B20]-[.B22])*60+SECOND([.B20]-[.B22]))-[.B23])" office:value-type="float" office:value="-0.0427750336775932" calcext:value-type="float">
            <text:p>-4,28E-02</text:p>
          </table:table-cell>
          <table:table-cell table:style-name="ce4" office:value-type="string" calcext:value-type="string">
            <text:p>BETA</text:p>
          </table:table-cell>
          <table:table-cell table:style-name="ce9" table:formula="of:=((MINUTE([.D19]-[.D20])*60+SECOND([.D19]-[.D20]))-[.D21])/((MINUTE([.D20]-[.D22])*60+SECOND([.D20]-[.D22]))-[.D23])" office:value-type="float" office:value="0.900792492854382" calcext:value-type="float">
            <text:p>9,01E-01</text:p>
          </table:table-cell>
          <table:table-cell table:style-name="ce4" office:value-type="string" calcext:value-type="string">
            <text:p>BETA</text:p>
          </table:table-cell>
          <table:table-cell table:style-name="ce9" table:formula="of:=((MINUTE([.F19]-[.F20])*60+SECOND([.F19]-[.F20]))-[.F21])/((MINUTE([.F20]-[.F22])*60+SECOND([.F20]-[.F22]))-[.F23])" office:value-type="float" office:value="-0.0598308006174787" calcext:value-type="float">
            <text:p>-5,98E-02</text:p>
          </table:table-cell>
          <table:table-cell table:style-name="ce4" office:value-type="string" calcext:value-type="string">
            <text:p>BETA</text:p>
          </table:table-cell>
          <table:table-cell table:style-name="ce9" table:formula="of:=((MINUTE([.H19]-[.H20])*60+SECOND([.H19]-[.H20]))-[.H21])/((MINUTE([.H20]-[.H22])*60+SECOND([.H20]-[.H22]))-[.H23])" office:value-type="float" office:value="-0.0788936183673469" calcext:value-type="float">
            <text:p>-7,89E-0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A(n, s + 1)-A(n, s)</text:p>
          </table:table-cell>
          <table:table-cell table:formula="of:=(MINUTE([.B19]-[.B20])*60+SECOND([.B19]-[.B20]))" office:value-type="float" office:value="0" calcext:value-type="float">
            <text:p>0</text:p>
          </table:table-cell>
          <table:table-cell table:style-name="ce5" office:value-type="string" calcext:value-type="string">
            <text:p>A(n, s + 1)-A(n, s)</text:p>
          </table:table-cell>
          <table:table-cell table:formula="of:=(MINUTE([.D19]-[.D20])*60+SECOND([.D19]-[.D20]))" office:value-type="float" office:value="2045" calcext:value-type="float">
            <text:p>2045</text:p>
          </table:table-cell>
          <table:table-cell table:style-name="ce5" office:value-type="string" calcext:value-type="string">
            <text:p>A(n, s + 1)-A(n, s)</text:p>
          </table:table-cell>
          <table:table-cell table:formula="of:=(MINUTE([.F19]-[.F20])*60+SECOND([.F19]-[.F20]))" office:value-type="float" office:value="35" calcext:value-type="float">
            <text:p>35</text:p>
          </table:table-cell>
          <table:table-cell table:style-name="ce5" office:value-type="string" calcext:value-type="string">
            <text:p>A(n, s + 1)-A(n, s)</text:p>
          </table:table-cell>
          <table:table-cell table:formula="of:=(MINUTE([.H19]-[.H20])*60+SECOND([.H19]-[.H20])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(n, s + 1)-A(n, s)-Cs</text:p>
          </table:table-cell>
          <table:table-cell table:formula="of:=((MINUTE([.B19]-[.B20])*60+SECOND([.B19]-[.B20]))-[.B21])" office:value-type="float" office:value="-95.26" calcext:value-type="float">
            <text:p>-95,26</text:p>
          </table:table-cell>
          <table:table-cell table:style-name="ce5" office:value-type="string" calcext:value-type="string">
            <text:p>A(n, s + 1)-A(n, s)-Cs</text:p>
          </table:table-cell>
          <table:table-cell table:formula="of:=((MINUTE([.D19]-[.D20])*60+SECOND([.D19]-[.D20]))-[.D21])" office:value-type="float" office:value="1927.69593470838" calcext:value-type="float">
            <text:p>1927,69593470838</text:p>
          </table:table-cell>
          <table:table-cell table:style-name="ce5" office:value-type="string" calcext:value-type="string">
            <text:p>A(n, s + 1)-A(n, s)-Cs</text:p>
          </table:table-cell>
          <table:table-cell table:formula="of:=((MINUTE([.F19]-[.F20])*60+SECOND([.F19]-[.F20]))-[.F21])" office:value-type="float" office:value="-28.120476290215" calcext:value-type="float">
            <text:p>-28,120476290215</text:p>
          </table:table-cell>
          <table:table-cell table:style-name="ce5" office:value-type="string" calcext:value-type="string">
            <text:p>A(n, s + 1)-A(n, s)-Cs</text:p>
          </table:table-cell>
          <table:table-cell table:formula="of:=((MINUTE([.H19]-[.H20])*60+SECOND([.H19]-[.H20]))-[.H21])" office:value-type="float" office:value="-34.7920857" calcext:value-type="float">
            <text:p>-34,792085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(n, s)-A(n-1, s)</text:p>
          </table:table-cell>
          <table:table-cell table:formula="of:=(MINUTE([.B20]-[.B22])*60+SECOND([.B20]-[.B22]))" office:value-type="float" office:value="2587" calcext:value-type="float">
            <text:p>2587</text:p>
          </table:table-cell>
          <table:table-cell table:style-name="ce5" office:value-type="string" calcext:value-type="string">
            <text:p>A(n, s)-A(n-1, s)</text:p>
          </table:table-cell>
          <table:table-cell table:formula="of:=(MINUTE([.D20]-[.D22])*60+SECOND([.D20]-[.D22]))" office:value-type="float" office:value="2500" calcext:value-type="float">
            <text:p>2500</text:p>
          </table:table-cell>
          <table:table-cell table:style-name="ce5" office:value-type="string" calcext:value-type="string">
            <text:p>A(n, s)-A(n-1, s)</text:p>
          </table:table-cell>
          <table:table-cell table:formula="of:=(MINUTE([.F20]-[.F22])*60+SECOND([.F20]-[.F22]))" office:value-type="float" office:value="830" calcext:value-type="float">
            <text:p>830</text:p>
          </table:table-cell>
          <table:table-cell table:style-name="ce5" office:value-type="string" calcext:value-type="string">
            <text:p>A(n, s)-A(n-1, s)</text:p>
          </table:table-cell>
          <table:table-cell table:formula="of:=(MINUTE([.H20]-[.H22])*60+SECOND([.H20]-[.H22]))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(n, s)-A(n-1, s)-H</text:p>
          </table:table-cell>
          <table:table-cell table:formula="of:=((MINUTE([.B20]-[.B22])*60+SECOND([.B20]-[.B22]))-[.B23])" office:value-type="float" office:value="2227" calcext:value-type="float">
            <text:p>2227</text:p>
          </table:table-cell>
          <table:table-cell table:style-name="ce5" office:value-type="string" calcext:value-type="string">
            <text:p>A(n, s)-A(n-1, s)-H</text:p>
          </table:table-cell>
          <table:table-cell table:formula="of:=((MINUTE([.D20]-[.D22])*60+SECOND([.D20]-[.D22]))-[.D23])" office:value-type="float" office:value="2140" calcext:value-type="float">
            <text:p>2140</text:p>
          </table:table-cell>
          <table:table-cell table:style-name="ce5" office:value-type="string" calcext:value-type="string">
            <text:p>A(n, s)-A(n-1, s)-H</text:p>
          </table:table-cell>
          <table:table-cell table:formula="of:=((MINUTE([.F20]-[.F22])*60+SECOND([.F20]-[.F22]))-[.F23])" office:value-type="float" office:value="470" calcext:value-type="float">
            <text:p>470</text:p>
          </table:table-cell>
          <table:table-cell table:style-name="ce5" office:value-type="string" calcext:value-type="string">
            <text:p>A(n, s)-A(n-1, s)-H</text:p>
          </table:table-cell>
          <table:table-cell table:formula="of:=((MINUTE([.H20]-[.H22])*60+SECOND([.H20]-[.H22]))-[.H23])" office:value-type="float" office:value="441" calcext:value-type="float">
            <text:p>441</text:p>
          </table:table-cell>
          <table:table-cell table:number-columns-repeated="3"/>
        </table:table-row>
      </table:table>
      <table:table table:name="Planilha2" table:style-name="ta1">
        <table:table-column table:style-name="co6" table:default-cell-style-name="ce3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1" office:value-type="string" calcext:value-type="string">
            <text:p>Jan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º. – Domingo. Confraternização Universal (feriado nacional);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1-01" calcext:value-type="date">
            <text:p>01/01/17</text:p>
          </table:table-cell>
        </table:table-row>
        <table:table-row table:style-name="ro1">
          <table:table-cell office:value-type="string" calcext:value-type="string">
            <text:p>25 – Quarta-feira, Aniversário de São Paulo (feriado municipal – SP)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1-25" calcext:value-type="date">
            <text:p>25/01/17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Fever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– Segunda-feira, Carnaval (ponto facultativo);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2-27" calcext:value-type="date">
            <text:p>27/02/17</text:p>
          </table:table-cell>
        </table:table-row>
        <table:table-row table:style-name="ro1">
          <table:table-cell office:value-type="string" calcext:value-type="string">
            <text:p>28 – Terça-feira, Carnaval (ponto facultativo);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2-28" calcext:value-type="date">
            <text:p>28/02/17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Març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º – Quarta-feira de cinzas, (ponto facultativo);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3-01" calcext:value-type="date">
            <text:p>01/03/17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– Sexta-feira – Paixão de Cristo (feriado nacional);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4-14" calcext:value-type="date">
            <text:p>14/04/17</text:p>
          </table:table-cell>
        </table:table-row>
        <table:table-row table:style-name="ro1">
          <table:table-cell office:value-type="string" calcext:value-type="string">
            <text:p>21 – Sexta-feira – Tiradentes (feriado nacional);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4-21" calcext:value-type="date">
            <text:p>21/04/17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Ma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º – Segunda-feira Dia Mundial do Trabalho (feriado nacional);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5-01" calcext:value-type="date">
            <text:p>01/05/17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Jun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– Quinta-feira, Corpus Christi (feriado nacional);</text:p>
          </table:table-cell>
          <table:table-cell office:value-type="string" calcext:value-type="string">
            <text:p>Excluir o dia 15 e 16</text:p>
          </table:table-cell>
          <table:table-cell table:style-name="ce35" office:value-type="date" office:date-value="2017-06-15" calcext:value-type="date">
            <text:p>15/06/17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/>
          <table:table-cell table:style-name="ce35" office:value-type="date" office:date-value="2017-06-16" calcext:value-type="date">
            <text:p>16/06/17</text:p>
          </table:table-cell>
        </table:table-row>
        <table:table-row table:style-name="ro1">
          <table:table-cell table:style-name="ce31" office:value-type="string" calcext:value-type="string">
            <text:p>J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– Domingo, Revolução Constitucionalista (feriado estadual- SP)</text:p>
          </table:table-cell>
          <table:table-cell office:value-type="string" calcext:value-type="string">
            <text:p>Excluir o dia</text:p>
          </table:table-cell>
          <table:table-cell table:style-name="ce35" office:value-type="date" office:date-value="2017-07-09" calcext:value-type="date">
            <text:p>09/07/17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Setem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– Quinta-feira, Independência do Brasil (feriado nacional);</text:p>
          </table:table-cell>
          <table:table-cell office:value-type="string" calcext:value-type="string">
            <text:p>Excluir o dia 7 e 8</text:p>
          </table:table-cell>
          <table:table-cell table:style-name="ce35" office:value-type="date" office:date-value="2017-07-07" calcext:value-type="date">
            <text:p>07/07/17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/>
          <table:table-cell table:style-name="ce35" office:value-type="date" office:date-value="2017-07-08" calcext:value-type="date">
            <text:p>08/07/17</text:p>
          </table:table-cell>
        </table:table-row>
        <table:table-row table:style-name="ro1">
          <table:table-cell table:style-name="ce31" office:value-type="string" calcext:value-type="string">
            <text:p>Outu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– Quinta-feira, Nossa Senhora Aparecida (feriado nacional);</text:p>
          </table:table-cell>
          <table:table-cell office:value-type="string" calcext:value-type="string">
            <text:p>Excluir o dia 12 e 13</text:p>
          </table:table-cell>
          <table:table-cell/>
        </table:table-row>
        <table:table-row table:style-name="ro1">
          <table:table-cell office:value-type="string" calcext:value-type="string">
            <text:p>28 – Sábado, Dia do Servidor Público (ponto facultativo);</text:p>
          </table:table-cell>
          <table:table-cell office:value-type="string" calcext:value-type="string">
            <text:p>Excluir o dia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Novem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– Quinta-feira, Finados (feriado nacional);</text:p>
          </table:table-cell>
          <table:table-cell office:value-type="string" calcext:value-type="string">
            <text:p>Excluir o dia 2 e 3</text:p>
          </table:table-cell>
          <table:table-cell/>
        </table:table-row>
        <table:table-row table:style-name="ro1">
          <table:table-cell office:value-type="string" calcext:value-type="string">
            <text:p>15 – Quarta-feira, Proclamação da República (feriado nacional);</text:p>
          </table:table-cell>
          <table:table-cell office:value-type="string" calcext:value-type="string">
            <text:p>Excluir o dia</text:p>
          </table:table-cell>
          <table:table-cell/>
        </table:table-row>
        <table:table-row table:style-name="ro1">
          <table:table-cell office:value-type="string" calcext:value-type="string">
            <text:p>20 – Segunda-feira, dia da Consciência Negra (feriado municipal – SP)</text:p>
          </table:table-cell>
          <table:table-cell office:value-type="string" calcext:value-type="string">
            <text:p>Excluir o dia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Dezem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– Segunda-feira, Natal (feriado nacional).</text:p>
          </table:table-cell>
          <table:table-cell office:value-type="string" calcext:value-type="string">
            <text:p>Excluir o dia</text:p>
          </table:table-cell>
          <table:table-cell/>
        </table:table-row>
      </table:table>
      <table:table table:name="Planilha3" table:style-name="ta1">
        <table:shapes>
          <draw:frame draw:z-index="0" draw:style-name="gr1" draw:text-style-name="P1" svg:width="159.99mm" svg:height="89.99mm" svg:x="91.32mm" svg:y="5.51mm">
            <draw:object draw:notify-on-update-of-ranges="Planilha3.B2:Planilha3.B13 Planilha3.C2:Planilha3.C13 Planilha3.D2:Planilha3.D13 Planilha3.B14:Planilha3.B25 Planilha3.C14:Planilha3.C25 Planilha3.D14:Planilha3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36"/>
        <table:table-column table:style-name="co2" table:number-columns-repeated="3" table:default-cell-style-name="ce32"/>
        <table:table-row table:style-name="ro1">
          <table:table-cell table:style-name="ce31" office:value-type="string" calcext:value-type="string">
            <text:p>Período</text:p>
          </table:table-cell>
          <table:table-cell table:style-name="ce31" office:value-type="string" calcext:value-type="string">
            <text:p>Estrutural</text:p>
          </table:table-cell>
          <table:table-cell table:style-name="ce31" office:value-type="string" calcext:value-type="string">
            <text:p>Local</text:p>
          </table:table-cell>
          <table:table-cell table:style-name="ce3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Jan/18</text:p>
          </table:table-cell>
          <table:table-cell office:value-type="float" office:value="118664245" calcext:value-type="float">
            <text:p>118664245</text:p>
          </table:table-cell>
          <table:table-cell office:value-type="float" office:value="89792896" calcext:value-type="float">
            <text:p>89792896</text:p>
          </table:table-cell>
          <table:table-cell office:value-type="float" office:value="208457141" calcext:value-type="float">
            <text:p>208457141</text:p>
          </table:table-cell>
        </table:table-row>
        <table:table-row table:style-name="ro1">
          <table:table-cell office:value-type="string" calcext:value-type="string">
            <text:p>Fev/18</text:p>
          </table:table-cell>
          <table:table-cell office:value-type="float" office:value="120663125" calcext:value-type="float">
            <text:p>120663125</text:p>
          </table:table-cell>
          <table:table-cell office:value-type="float" office:value="91821122" calcext:value-type="float">
            <text:p>91821122</text:p>
          </table:table-cell>
          <table:table-cell office:value-type="float" office:value="212484247" calcext:value-type="float">
            <text:p>212484247</text:p>
          </table:table-cell>
        </table:table-row>
        <table:table-row table:style-name="ro1">
          <table:table-cell office:value-type="string" calcext:value-type="string">
            <text:p>Mar/18</text:p>
          </table:table-cell>
          <table:table-cell office:value-type="float" office:value="141703954" calcext:value-type="float">
            <text:p>141703954</text:p>
          </table:table-cell>
          <table:table-cell office:value-type="float" office:value="107939469" calcext:value-type="float">
            <text:p>107939469</text:p>
          </table:table-cell>
          <table:table-cell office:value-type="float" office:value="249643423" calcext:value-type="float">
            <text:p>249643423</text:p>
          </table:table-cell>
        </table:table-row>
        <table:table-row table:style-name="ro1">
          <table:table-cell office:value-type="string" calcext:value-type="string">
            <text:p>Abr/18</text:p>
          </table:table-cell>
          <table:table-cell office:value-type="float" office:value="137636679" calcext:value-type="float">
            <text:p>137636679</text:p>
          </table:table-cell>
          <table:table-cell office:value-type="float" office:value="105012776" calcext:value-type="float">
            <text:p>105012776</text:p>
          </table:table-cell>
          <table:table-cell office:value-type="float" office:value="242649455" calcext:value-type="float">
            <text:p>242649455</text:p>
          </table:table-cell>
        </table:table-row>
        <table:table-row table:style-name="ro1">
          <table:table-cell office:value-type="string" calcext:value-type="string">
            <text:p>Mai/2018</text:p>
          </table:table-cell>
          <table:table-cell office:value-type="float" office:value="138317851" calcext:value-type="float">
            <text:p>138317851</text:p>
          </table:table-cell>
          <table:table-cell office:value-type="float" office:value="107204123" calcext:value-type="float">
            <text:p>107204123</text:p>
          </table:table-cell>
          <table:table-cell office:value-type="float" office:value="245521974" calcext:value-type="float">
            <text:p>245521974</text:p>
          </table:table-cell>
        </table:table-row>
        <table:table-row table:style-name="ro1">
          <table:table-cell office:value-type="string" calcext:value-type="string">
            <text:p>Jun/2018</text:p>
          </table:table-cell>
          <table:table-cell office:value-type="float" office:value="132241184" calcext:value-type="float">
            <text:p>132241184</text:p>
          </table:table-cell>
          <table:table-cell office:value-type="float" office:value="102396034" calcext:value-type="float">
            <text:p>102396034</text:p>
          </table:table-cell>
          <table:table-cell office:value-type="float" office:value="234637218" calcext:value-type="float">
            <text:p>234637218</text:p>
          </table:table-cell>
        </table:table-row>
        <table:table-row table:style-name="ro1">
          <table:table-cell office:value-type="string" calcext:value-type="string">
            <text:p>Jul/2018</text:p>
          </table:table-cell>
          <table:table-cell office:value-type="float" office:value="124252817" calcext:value-type="float">
            <text:p>124252817</text:p>
          </table:table-cell>
          <table:table-cell office:value-type="float" office:value="96827351" calcext:value-type="float">
            <text:p>96827351</text:p>
          </table:table-cell>
          <table:table-cell office:value-type="float" office:value="221080168" calcext:value-type="float">
            <text:p>221080168</text:p>
          </table:table-cell>
        </table:table-row>
        <table:table-row table:style-name="ro1">
          <table:table-cell office:value-type="string" calcext:value-type="string">
            <text:p>Ago/2018</text:p>
          </table:table-cell>
          <table:table-cell office:value-type="float" office:value="145135978" calcext:value-type="float">
            <text:p>145135978</text:p>
          </table:table-cell>
          <table:table-cell office:value-type="float" office:value="110269839" calcext:value-type="float">
            <text:p>110269839</text:p>
          </table:table-cell>
          <table:table-cell office:value-type="float" office:value="255405817" calcext:value-type="float">
            <text:p>255405817</text:p>
          </table:table-cell>
        </table:table-row>
        <table:table-row table:style-name="ro1">
          <table:table-cell office:value-type="string" calcext:value-type="string">
            <text:p>Set/2018</text:p>
          </table:table-cell>
          <table:table-cell office:value-type="float" office:value="131761265" calcext:value-type="float">
            <text:p>131761265</text:p>
          </table:table-cell>
          <table:table-cell office:value-type="float" office:value="102127695" calcext:value-type="float">
            <text:p>102127695</text:p>
          </table:table-cell>
          <table:table-cell office:value-type="float" office:value="233888960" calcext:value-type="float">
            <text:p>233888960</text:p>
          </table:table-cell>
        </table:table-row>
        <table:table-row table:style-name="ro1">
          <table:table-cell office:value-type="string" calcext:value-type="string">
            <text:p>Out/2018</text:p>
          </table:table-cell>
          <table:table-cell office:value-type="float" office:value="141606686" calcext:value-type="float">
            <text:p>141606686</text:p>
          </table:table-cell>
          <table:table-cell office:value-type="float" office:value="109576363" calcext:value-type="float">
            <text:p>109576363</text:p>
          </table:table-cell>
          <table:table-cell office:value-type="float" office:value="251183049" calcext:value-type="float">
            <text:p>251183049</text:p>
          </table:table-cell>
        </table:table-row>
        <table:table-row table:style-name="ro1">
          <table:table-cell office:value-type="string" calcext:value-type="string">
            <text:p>Nov/2018</text:p>
          </table:table-cell>
          <table:table-cell office:value-type="float" office:value="126716939" calcext:value-type="float">
            <text:p>126716939</text:p>
          </table:table-cell>
          <table:table-cell office:value-type="float" office:value="100184225" calcext:value-type="float">
            <text:p>100184225</text:p>
          </table:table-cell>
          <table:table-cell office:value-type="float" office:value="226901164" calcext:value-type="float">
            <text:p>226901164</text:p>
          </table:table-cell>
        </table:table-row>
        <table:table-row table:style-name="ro1">
          <table:table-cell office:value-type="string" calcext:value-type="string">
            <text:p>Dez/2018</text:p>
          </table:table-cell>
          <table:table-cell office:value-type="float" office:value="119386574" calcext:value-type="float">
            <text:p>119386574</text:p>
          </table:table-cell>
          <table:table-cell office:value-type="float" office:value="97676432" calcext:value-type="float">
            <text:p>97676432</text:p>
          </table:table-cell>
          <table:table-cell office:value-type="float" office:value="217063006" calcext:value-type="float">
            <text:p>217063006</text:p>
          </table:table-cell>
        </table:table-row>
        <table:table-row table:style-name="ro1">
          <table:table-cell table:style-name="ce37" office:value-type="string" calcext:value-type="string">
            <text:p>Jan-17</text:p>
          </table:table-cell>
          <table:table-cell office:value-type="float" office:value="119892988" calcext:value-type="float">
            <text:p>119892988</text:p>
          </table:table-cell>
          <table:table-cell office:value-type="float" office:value="90557623" calcext:value-type="float">
            <text:p>90557623</text:p>
          </table:table-cell>
          <table:table-cell office:value-type="float" office:value="210450611" calcext:value-type="float">
            <text:p>210450611</text:p>
          </table:table-cell>
        </table:table-row>
        <table:table-row table:style-name="ro1">
          <table:table-cell office:value-type="string" calcext:value-type="string">
            <text:p>Fev-17</text:p>
          </table:table-cell>
          <table:table-cell office:value-type="float" office:value="125864578" calcext:value-type="float">
            <text:p>125864578</text:p>
          </table:table-cell>
          <table:table-cell office:value-type="float" office:value="94192063" calcext:value-type="float">
            <text:p>94192063</text:p>
          </table:table-cell>
          <table:table-cell office:value-type="float" office:value="220056641" calcext:value-type="float">
            <text:p>220056641</text:p>
          </table:table-cell>
        </table:table-row>
        <table:table-row table:style-name="ro1">
          <table:table-cell office:value-type="string" calcext:value-type="string">
            <text:p>Mar-17</text:p>
          </table:table-cell>
          <table:table-cell office:value-type="float" office:value="149461442" calcext:value-type="float">
            <text:p>149461442</text:p>
          </table:table-cell>
          <table:table-cell office:value-type="float" office:value="111722315" calcext:value-type="float">
            <text:p>111722315</text:p>
          </table:table-cell>
          <table:table-cell office:value-type="float" office:value="261183757" calcext:value-type="float">
            <text:p>261183757</text:p>
          </table:table-cell>
        </table:table-row>
        <table:table-row table:style-name="ro1">
          <table:table-cell office:value-type="string" calcext:value-type="string">
            <text:p>Abr-17</text:p>
          </table:table-cell>
          <table:table-cell office:value-type="float" office:value="127568475" calcext:value-type="float">
            <text:p>127568475</text:p>
          </table:table-cell>
          <table:table-cell office:value-type="float" office:value="99317058" calcext:value-type="float">
            <text:p>99317058</text:p>
          </table:table-cell>
          <table:table-cell office:value-type="float" office:value="226885533" calcext:value-type="float">
            <text:p>226885533</text:p>
          </table:table-cell>
        </table:table-row>
        <table:table-row table:style-name="ro1">
          <table:table-cell office:value-type="string" calcext:value-type="string">
            <text:p>Mai-17</text:p>
          </table:table-cell>
          <table:table-cell office:value-type="float" office:value="149313804" calcext:value-type="float">
            <text:p>149313804</text:p>
          </table:table-cell>
          <table:table-cell office:value-type="float" office:value="111225631" calcext:value-type="float">
            <text:p>111225631</text:p>
          </table:table-cell>
          <table:table-cell office:value-type="float" office:value="260539435" calcext:value-type="float">
            <text:p>260539435</text:p>
          </table:table-cell>
        </table:table-row>
        <table:table-row table:style-name="ro1">
          <table:table-cell office:value-type="string" calcext:value-type="string">
            <text:p>Jun-17</text:p>
          </table:table-cell>
          <table:table-cell office:value-type="float" office:value="137911149" calcext:value-type="float">
            <text:p>137911149</text:p>
          </table:table-cell>
          <table:table-cell office:value-type="float" office:value="103952411" calcext:value-type="float">
            <text:p>103952411</text:p>
          </table:table-cell>
          <table:table-cell office:value-type="float" office:value="241863560" calcext:value-type="float">
            <text:p>241863560</text:p>
          </table:table-cell>
        </table:table-row>
        <table:table-row table:style-name="ro1">
          <table:table-cell office:value-type="string" calcext:value-type="string">
            <text:p>Jul-17</text:p>
          </table:table-cell>
          <table:table-cell office:value-type="float" office:value="130221172" calcext:value-type="float">
            <text:p>130221172</text:p>
          </table:table-cell>
          <table:table-cell office:value-type="float" office:value="99153304" calcext:value-type="float">
            <text:p>99153304</text:p>
          </table:table-cell>
          <table:table-cell office:value-type="float" office:value="229374476" calcext:value-type="float">
            <text:p>229374476</text:p>
          </table:table-cell>
        </table:table-row>
        <table:table-row table:style-name="ro1">
          <table:table-cell office:value-type="string" calcext:value-type="string">
            <text:p>Ago-17</text:p>
          </table:table-cell>
          <table:table-cell office:value-type="float" office:value="148253078" calcext:value-type="float">
            <text:p>148253078</text:p>
          </table:table-cell>
          <table:table-cell office:value-type="float" office:value="109470393" calcext:value-type="float">
            <text:p>109470393</text:p>
          </table:table-cell>
          <table:table-cell office:value-type="float" office:value="257723471" calcext:value-type="float">
            <text:p>257723471</text:p>
          </table:table-cell>
        </table:table-row>
        <table:table-row table:style-name="ro1">
          <table:table-cell office:value-type="string" calcext:value-type="string">
            <text:p>Set-17</text:p>
          </table:table-cell>
          <table:table-cell office:value-type="float" office:value="138383993" calcext:value-type="float">
            <text:p>138383993</text:p>
          </table:table-cell>
          <table:table-cell office:value-type="float" office:value="104703719" calcext:value-type="float">
            <text:p>104703719</text:p>
          </table:table-cell>
          <table:table-cell office:value-type="float" office:value="243087712" calcext:value-type="float">
            <text:p>243087712</text:p>
          </table:table-cell>
        </table:table-row>
        <table:table-row table:style-name="ro1">
          <table:table-cell office:value-type="string" calcext:value-type="string">
            <text:p>Out-17</text:p>
          </table:table-cell>
          <table:table-cell office:value-type="float" office:value="141300761" calcext:value-type="float">
            <text:p>141300761</text:p>
          </table:table-cell>
          <table:table-cell office:value-type="float" office:value="106689987" calcext:value-type="float">
            <text:p>106689987</text:p>
          </table:table-cell>
          <table:table-cell office:value-type="float" office:value="247990748" calcext:value-type="float">
            <text:p>247990748</text:p>
          </table:table-cell>
        </table:table-row>
        <table:table-row table:style-name="ro1">
          <table:table-cell office:value-type="string" calcext:value-type="string">
            <text:p>Nov-17</text:p>
          </table:table-cell>
          <table:table-cell office:value-type="float" office:value="134392064" calcext:value-type="float">
            <text:p>134392064</text:p>
          </table:table-cell>
          <table:table-cell office:value-type="float" office:value="102625521" calcext:value-type="float">
            <text:p>102625521</text:p>
          </table:table-cell>
          <table:table-cell office:value-type="float" office:value="237017585" calcext:value-type="float">
            <text:p>237017585</text:p>
          </table:table-cell>
        </table:table-row>
        <table:table-row table:style-name="ro1">
          <table:table-cell office:value-type="string" calcext:value-type="string">
            <text:p>Dez-17</text:p>
          </table:table-cell>
          <table:table-cell office:value-type="float" office:value="128040523" calcext:value-type="float">
            <text:p>128040523</text:p>
          </table:table-cell>
          <table:table-cell office:value-type="float" office:value="100052022" calcext:value-type="float">
            <text:p>100052022</text:p>
          </table:table-cell>
          <table:table-cell office:value-type="float" office:value="228092545" calcext:value-type="float">
            <text:p>228092545</text:p>
          </table:table-cell>
        </table:table-row>
      </table:table>
      <table:table table:name="Planilha4" table:style-name="ta1">
        <table:shapes>
          <draw:frame draw:z-index="0" draw:style-name="gr1" draw:text-style-name="P1" svg:width="159.99mm" svg:height="89.99mm" svg:x="80.71mm" svg:y="10.53mm">
            <draw:object draw:notify-on-update-of-ranges="Planilha4.A5:Planilha4.A13 Planilha4.B5:Planilha4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janeiro</text:p>
          </table:table-cell>
          <table:table-cell table:style-name="ce38" office:value-type="float" office:value="935741" calcext:value-type="float">
            <text:p>935741</text:p>
          </table:table-cell>
          <table:table-cell table:number-columns-repeated="3"/>
        </table:table-row>
        <table:table-row table:style-name="ro3">
          <table:table-cell table:style-name="ce38" office:value-type="string" calcext:value-type="string">
            <text:p>fevereiro</text:p>
          </table:table-cell>
          <table:table-cell table:style-name="ce39" office:value-type="float" office:value="918596" calcext:value-type="float">
            <text:p><text:s/>918.596 </text:p>
          </table:table-cell>
          <table:table-cell table:number-columns-repeated="3"/>
        </table:table-row>
        <table:table-row table:style-name="ro3">
          <table:table-cell table:style-name="ce38" office:value-type="string" calcext:value-type="string">
            <text:p>marco</text:p>
          </table:table-cell>
          <table:table-cell table:style-name="ce39" office:value-type="float" office:value="1073729" calcext:value-type="float">
            <text:p><text:s/>1.073.729 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abril</text:p>
          </table:table-cell>
          <table:table-cell table:style-name="ce38" office:value-type="float" office:value="935851" calcext:value-type="float">
            <text:p>935851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maio</text:p>
          </table:table-cell>
          <table:table-cell table:style-name="ce38" office:value-type="float" office:value="1071365" calcext:value-type="float">
            <text:p>1071365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junho</text:p>
          </table:table-cell>
          <table:table-cell table:style-name="ce38" office:value-type="float" office:value="906843" calcext:value-type="float">
            <text:p>906843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Julho</text:p>
          </table:table-cell>
          <table:table-cell table:style-name="ce40" office:value-type="float" office:value="1024275" calcext:value-type="float">
            <text:p>1024275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agosto</text:p>
          </table:table-cell>
          <table:table-cell table:style-name="ce38" office:value-type="float" office:value="1060332" calcext:value-type="float">
            <text:p>1060332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setembro</text:p>
          </table:table-cell>
          <table:table-cell table:style-name="ce38" office:value-type="float" office:value="1032985" calcext:value-type="float">
            <text:p>1032985</text:p>
          </table:table-cell>
          <table:table-cell table:number-columns-repeated="3"/>
        </table:table-row>
        <table:table-row table:style-name="ro1" table:number-rows-repeated="39">
          <table:table-cell table:number-columns-repeated="5"/>
        </table:table-row>
        <table:table-row table:style-name="ro1">
          <table:table-cell/>
          <table:table-cell table:style-name="ce41" office:value-type="float" office:value="0.28827717703595" calcext:value-type="float">
            <text:p>0,28827717703595</text:p>
          </table:table-cell>
          <table:table-cell table:formula="of:=[.B53]" office:value-type="float" office:value="0.28827717703595" calcext:value-type="float">
            <text:p>0,28827717703595</text:p>
          </table:table-cell>
          <table:table-cell table:formula="of:=MIN([.C53:.C89])" office:value-type="float" office:value="0.28827717703595" calcext:value-type="float">
            <text:p>0,28827717703595</text:p>
          </table:table-cell>
          <table:table-cell table:formula="of:=([.D53]/50)*3600" office:value-type="float" office:value="20.7559567465884" calcext:value-type="float">
            <text:p>20,7559567465884</text:p>
          </table:table-cell>
        </table:table-row>
        <table:table-row table:style-name="ro1">
          <table:table-cell/>
          <table:table-cell table:style-name="ce41" office:value-type="float" office:value="0.761446752199638" calcext:value-type="float">
            <text:p>0,761446752199638</text:p>
          </table:table-cell>
          <table:table-cell table:formula="of:=[.B54]-[.B53]" office:value-type="float" office:value="0.473169575163688" calcext:value-type="float">
            <text:p>0,473169575163688</text:p>
          </table:table-cell>
          <table:table-cell table:formula="of:=MAX([.C53:.C89])" office:value-type="float" office:value="0.97514082551093" calcext:value-type="float">
            <text:p>0,97514082551093</text:p>
          </table:table-cell>
          <table:table-cell table:formula="of:=([.D54]/5)*3600" office:value-type="float" office:value="702.10139436787" calcext:value-type="float">
            <text:p>702,10139436787</text:p>
          </table:table-cell>
        </table:table-row>
        <table:table-row table:style-name="ro1">
          <table:table-cell/>
          <table:table-cell table:style-name="ce41" office:value-type="float" office:value="1.17467230096018" calcext:value-type="float">
            <text:p>1,17467230096018</text:p>
          </table:table-cell>
          <table:table-cell table:formula="of:=[.B55]-[.B54]" office:value-type="float" office:value="0.413225548760542" calcext:value-type="float">
            <text:p>0,413225548760542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.6314102816954" calcext:value-type="float">
            <text:p>1,6314102816954</text:p>
          </table:table-cell>
          <table:table-cell table:formula="of:=[.B56]-[.B55]" office:value-type="float" office:value="0.45673798073522" calcext:value-type="float">
            <text:p>0,45673798073522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2.09609427357913" calcext:value-type="float">
            <text:p>2,09609427357913</text:p>
          </table:table-cell>
          <table:table-cell table:formula="of:=[.B57]-[.B56]" office:value-type="float" office:value="0.46468399188373" calcext:value-type="float">
            <text:p>0,46468399188373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2.73563837484478" calcext:value-type="float">
            <text:p>2,73563837484478</text:p>
          </table:table-cell>
          <table:table-cell table:formula="of:=[.B58]-[.B57]" office:value-type="float" office:value="0.63954410126565" calcext:value-type="float">
            <text:p>0,63954410126565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3.43221647547939" calcext:value-type="float">
            <text:p>3,43221647547939</text:p>
          </table:table-cell>
          <table:table-cell table:formula="of:=[.B59]-[.B58]" office:value-type="float" office:value="0.69657810063461" calcext:value-type="float">
            <text:p>0,69657810063461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3.91764625062938" calcext:value-type="float">
            <text:p>3,91764625062938</text:p>
          </table:table-cell>
          <table:table-cell table:formula="of:=[.B60]-[.B59]" office:value-type="float" office:value="0.48542977514999" calcext:value-type="float">
            <text:p>0,48542977514999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4.2485558500147" calcext:value-type="float">
            <text:p>4,2485558500147</text:p>
          </table:table-cell>
          <table:table-cell table:formula="of:=[.B61]-[.B60]" office:value-type="float" office:value="0.33090959938532" calcext:value-type="float">
            <text:p>0,33090959938532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4.59656016968636" calcext:value-type="float">
            <text:p>4,59656016968636</text:p>
          </table:table-cell>
          <table:table-cell table:formula="of:=[.B62]-[.B61]" office:value-type="float" office:value="0.34800431967166" calcext:value-type="float">
            <text:p>0,34800431967166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4.92027217512068" calcext:value-type="float">
            <text:p>4,92027217512068</text:p>
          </table:table-cell>
          <table:table-cell table:formula="of:=[.B63]-[.B62]" office:value-type="float" office:value="0.32371200543432" calcext:value-type="float">
            <text:p>0,32371200543432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5.34067114615099" calcext:value-type="float">
            <text:p>5,34067114615099</text:p>
          </table:table-cell>
          <table:table-cell table:formula="of:=[.B64]-[.B63]" office:value-type="float" office:value="0.42039897103031" calcext:value-type="float">
            <text:p>0,42039897103031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6.16407999133098" calcext:value-type="float">
            <text:p>6,16407999133098</text:p>
          </table:table-cell>
          <table:table-cell table:formula="of:=[.B65]-[.B64]" office:value-type="float" office:value="0.82340884517999" calcext:value-type="float">
            <text:p>0,82340884517999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6.96621458621709" calcext:value-type="float">
            <text:p>6,96621458621709</text:p>
          </table:table-cell>
          <table:table-cell table:formula="of:=[.B66]-[.B65]" office:value-type="float" office:value="0.80213459488611" calcext:value-type="float">
            <text:p>0,80213459488611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7.69260451617386" calcext:value-type="float">
            <text:p>7,69260451617386</text:p>
          </table:table-cell>
          <table:table-cell table:formula="of:=[.B67]-[.B66]" office:value-type="float" office:value="0.72638992995677" calcext:value-type="float">
            <text:p>0,72638992995677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8.66774534168479" calcext:value-type="float">
            <text:p>8,66774534168479</text:p>
          </table:table-cell>
          <table:table-cell table:formula="of:=[.B68]-[.B67]" office:value-type="float" office:value="0.97514082551093" calcext:value-type="float">
            <text:p>0,97514082551093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9.38884027235062" calcext:value-type="float">
            <text:p>9,38884027235062</text:p>
          </table:table-cell>
          <table:table-cell table:formula="of:=[.B69]-[.B68]" office:value-type="float" office:value="0.72109493066583" calcext:value-type="float">
            <text:p>0,72109493066583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9.75738167727316" calcext:value-type="float">
            <text:p>9,75738167727316</text:p>
          </table:table-cell>
          <table:table-cell table:formula="of:=[.B70]-[.B69]" office:value-type="float" office:value="0.36854140492254" calcext:value-type="float">
            <text:p>0,36854140492254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0.2312570955279" calcext:value-type="float">
            <text:p>10,2312570955279</text:p>
          </table:table-cell>
          <table:table-cell table:formula="of:=[.B71]-[.B70]" office:value-type="float" office:value="0.473875418254739" calcext:value-type="float">
            <text:p>0,473875418254739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0.8054992549594" calcext:value-type="float">
            <text:p>10,8054992549594</text:p>
          </table:table-cell>
          <table:table-cell table:formula="of:=[.B72]-[.B71]" office:value-type="float" office:value="0.574242159431501" calcext:value-type="float">
            <text:p>0,574242159431501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1.3582025334139" calcext:value-type="float">
            <text:p>11,3582025334139</text:p>
          </table:table-cell>
          <table:table-cell table:formula="of:=[.B73]-[.B72]" office:value-type="float" office:value="0.5527032784545" calcext:value-type="float">
            <text:p>0,5527032784545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1.9254780251106" calcext:value-type="float">
            <text:p>11,9254780251106</text:p>
          </table:table-cell>
          <table:table-cell table:formula="of:=[.B74]-[.B73]" office:value-type="float" office:value="0.5672754916967" calcext:value-type="float">
            <text:p>0,5672754916967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2.4779322259876" calcext:value-type="float">
            <text:p>12,4779322259876</text:p>
          </table:table-cell>
          <table:table-cell table:formula="of:=[.B75]-[.B74]" office:value-type="float" office:value="0.552454200877" calcext:value-type="float">
            <text:p>0,552454200877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3.0204382832359" calcext:value-type="float">
            <text:p>13,0204382832359</text:p>
          </table:table-cell>
          <table:table-cell table:formula="of:=[.B76]-[.B75]" office:value-type="float" office:value="0.5425060572483" calcext:value-type="float">
            <text:p>0,5425060572483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3.66607207965" calcext:value-type="float">
            <text:p>13,66607207965</text:p>
          </table:table-cell>
          <table:table-cell table:formula="of:=[.B77]-[.B76]" office:value-type="float" office:value="0.645633796414101" calcext:value-type="float">
            <text:p>0,645633796414101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4.2066915150893" calcext:value-type="float">
            <text:p>14,2066915150893</text:p>
          </table:table-cell>
          <table:table-cell table:formula="of:=[.B78]-[.B77]" office:value-type="float" office:value="0.5406194354393" calcext:value-type="float">
            <text:p>0,5406194354393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4.5581230648361" calcext:value-type="float">
            <text:p>14,5581230648361</text:p>
          </table:table-cell>
          <table:table-cell table:formula="of:=[.B79]-[.B78]" office:value-type="float" office:value="0.351431549746799" calcext:value-type="float">
            <text:p>0,351431549746799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5.0990858563768" calcext:value-type="float">
            <text:p>15,0990858563768</text:p>
          </table:table-cell>
          <table:table-cell table:formula="of:=[.B80]-[.B79]" office:value-type="float" office:value="0.5409627915407" calcext:value-type="float">
            <text:p>0,5409627915407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5.7533163555547" calcext:value-type="float">
            <text:p>15,7533163555547</text:p>
          </table:table-cell>
          <table:table-cell table:formula="of:=[.B81]-[.B80]" office:value-type="float" office:value="0.654230499177901" calcext:value-type="float">
            <text:p>0,654230499177901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6.327373753622" calcext:value-type="float">
            <text:p>16,327373753622</text:p>
          </table:table-cell>
          <table:table-cell table:formula="of:=[.B82]-[.B81]" office:value-type="float" office:value="0.574057398067298" calcext:value-type="float">
            <text:p>0,574057398067298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6.8814215891728" calcext:value-type="float">
            <text:p>16,8814215891728</text:p>
          </table:table-cell>
          <table:table-cell table:formula="of:=[.B83]-[.B82]" office:value-type="float" office:value="0.554047835550801" calcext:value-type="float">
            <text:p>0,554047835550801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7.4893012993034" calcext:value-type="float">
            <text:p>17,4893012993034</text:p>
          </table:table-cell>
          <table:table-cell table:formula="of:=[.B84]-[.B83]" office:value-type="float" office:value="0.6078797101306" calcext:value-type="float">
            <text:p>0,6078797101306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8.0257550127644" calcext:value-type="float">
            <text:p>18,0257550127644</text:p>
          </table:table-cell>
          <table:table-cell table:formula="of:=[.B85]-[.B84]" office:value-type="float" office:value="0.536453713461" calcext:value-type="float">
            <text:p>0,536453713461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8.4249131822694" calcext:value-type="float">
            <text:p>18,4249131822694</text:p>
          </table:table-cell>
          <table:table-cell table:formula="of:=[.B86]-[.B85]" office:value-type="float" office:value="0.399158169505" calcext:value-type="float">
            <text:p>0,399158169505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8.8036691390755" calcext:value-type="float">
            <text:p>18,8036691390755</text:p>
          </table:table-cell>
          <table:table-cell table:formula="of:=[.B87]-[.B86]" office:value-type="float" office:value="0.378755956806099" calcext:value-type="float">
            <text:p>0,378755956806099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9.2250778008147" calcext:value-type="float">
            <text:p>19,2250778008147</text:p>
          </table:table-cell>
          <table:table-cell table:formula="of:=[.B88]-[.B87]" office:value-type="float" office:value="0.4214086617392" calcext:value-type="float">
            <text:p>0,4214086617392</text:p>
          </table:table-cell>
          <table:table-cell table:number-columns-repeated="2"/>
        </table:table-row>
        <table:table-row table:style-name="ro1">
          <table:table-cell/>
          <table:table-cell table:style-name="ce41" office:value-type="float" office:value="19.56425972921" calcext:value-type="float">
            <text:p>19,56425972921</text:p>
          </table:table-cell>
          <table:table-cell table:formula="of:=[.B89]-[.B88]" office:value-type="float" office:value="0.339181928395302" calcext:value-type="float">
            <text:p>0,3391819283953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4P0" style:volatile="true">
      <number:text>R$ </number:text>
      <number:number number:decimal-places="0" loext:min-decimal-places="0" number:min-integer-digits="1" number:grouping="true"/>
    </number:number-style>
    <number:number-style style:name="N114">
      <number:text>-R$ 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R$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R$ </number:text>
      <number:number number:decimal-places="2" loext:min-decimal-places="2" number:min-integer-digits="1" number:grouping="true"/>
    </number:number-style>
    <number:number-style style:name="N117">
      <number:text>-R$ 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R$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08P0" style:volatile="true" number:language="pt" number:country="BR">
      <number:day number:style="long"/>
      <number:text>-</number:text>
      <number:month number:textual="true"/>
      <number:text>-</number:text>
      <number:year/>
    </number:date-style>
    <number:text-style style:name="N10108" number:language="pt" number:country="BR">
      <number:text-content/>
      <style:map style:condition="value()&lt;=1.79769313486232E+308" style:apply-style-name="N10108P0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06:44:02.9395862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5:07:58.974183546</meta:creation-date>
    <dc:date>2019-09-09T10:08:46.629766720</dc:date>
    <meta:editing-duration>P6DT2H35M16S</meta:editing-duration>
    <meta:editing-cycles>7</meta:editing-cycles>
    <meta:generator>LibreOffice/6.0.7.3$Linux_X86_64 LibreOffice_project/00m0$Build-3</meta:generator>
    <meta:document-statistic meta:table-count="4" meta:cell-count="4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2.956cm" style:legend-expansion="high" chart:style-name="ch2"/>
        <chart:plot-area chart:style-name="ch3" table:cell-range-address="Planilha3.B2:Planilha3.D25" svg:x="0.32cm" svg:y="0.18cm" svg:width="12.614cm" svg:height="8.64cm">
          <chartooo:coordinate-region svg:x="2.238cm" svg:y="0.379cm" svg:width="10.5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B2:Planilha3.B13" chart:class="chart:line">
            <chart:data-point chart:repeated="12"/>
          </chart:series>
          <chart:series chart:style-name="ch7" chart:values-cell-range-address="Planilha3.C2:Planilha3.C13" chart:class="chart:line">
            <chart:data-point chart:repeated="12"/>
          </chart:series>
          <chart:series chart:style-name="ch8" chart:values-cell-range-address="Planilha3.D2:Planilha3.D13" chart:class="chart:line">
            <chart:data-point chart:repeated="12"/>
          </chart:series>
          <chart:series chart:style-name="ch9" chart:values-cell-range-address="Planilha3.B14:Planilha3.B25" chart:class="chart:line">
            <chart:data-point chart:repeated="12"/>
          </chart:series>
          <chart:series chart:style-name="ch10" chart:values-cell-range-address="Planilha3.C14:Planilha3.C25" chart:class="chart:line">
            <chart:data-point chart:repeated="12"/>
          </chart:series>
          <chart:series chart:style-name="ch11" chart:values-cell-range-address="Planilha3.D14:Planilha3.D25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664245">
                <text:p>118664245</text:p>
                <draw:g>
                  <svg:desc>Planilha3.B2:Planilha3.B13</svg:desc>
                </draw:g>
              </table:table-cell>
              <table:table-cell office:value-type="float" office:value="89792896">
                <text:p>89792896</text:p>
                <draw:g>
                  <svg:desc>Planilha3.C2:Planilha3.C13</svg:desc>
                </draw:g>
              </table:table-cell>
              <table:table-cell office:value-type="float" office:value="208457141">
                <text:p>208457141</text:p>
                <draw:g>
                  <svg:desc>Planilha3.D2:Planilha3.D13</svg:desc>
                </draw:g>
              </table:table-cell>
              <table:table-cell office:value-type="float" office:value="119892988">
                <text:p>119892988</text:p>
                <draw:g>
                  <svg:desc>Planilha3.B14:Planilha3.B25</svg:desc>
                </draw:g>
              </table:table-cell>
              <table:table-cell office:value-type="float" office:value="90557623">
                <text:p>90557623</text:p>
                <draw:g>
                  <svg:desc>Planilha3.C14:Planilha3.C25</svg:desc>
                </draw:g>
              </table:table-cell>
              <table:table-cell office:value-type="float" office:value="210450611">
                <text:p>210450611</text:p>
                <draw:g>
                  <svg:desc>Planilha3.D14:Planilha3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663125">
                <text:p>120663125</text:p>
              </table:table-cell>
              <table:table-cell office:value-type="float" office:value="91821122">
                <text:p>91821122</text:p>
              </table:table-cell>
              <table:table-cell office:value-type="float" office:value="212484247">
                <text:p>212484247</text:p>
              </table:table-cell>
              <table:table-cell office:value-type="float" office:value="125864578">
                <text:p>125864578</text:p>
              </table:table-cell>
              <table:table-cell office:value-type="float" office:value="94192063">
                <text:p>94192063</text:p>
              </table:table-cell>
              <table:table-cell office:value-type="float" office:value="220056641">
                <text:p>220056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703954">
                <text:p>141703954</text:p>
              </table:table-cell>
              <table:table-cell office:value-type="float" office:value="107939469">
                <text:p>107939469</text:p>
              </table:table-cell>
              <table:table-cell office:value-type="float" office:value="249643423">
                <text:p>249643423</text:p>
              </table:table-cell>
              <table:table-cell office:value-type="float" office:value="149461442">
                <text:p>149461442</text:p>
              </table:table-cell>
              <table:table-cell office:value-type="float" office:value="111722315">
                <text:p>111722315</text:p>
              </table:table-cell>
              <table:table-cell office:value-type="float" office:value="261183757">
                <text:p>261183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636679">
                <text:p>137636679</text:p>
              </table:table-cell>
              <table:table-cell office:value-type="float" office:value="105012776">
                <text:p>105012776</text:p>
              </table:table-cell>
              <table:table-cell office:value-type="float" office:value="242649455">
                <text:p>242649455</text:p>
              </table:table-cell>
              <table:table-cell office:value-type="float" office:value="127568475">
                <text:p>127568475</text:p>
              </table:table-cell>
              <table:table-cell office:value-type="float" office:value="99317058">
                <text:p>99317058</text:p>
              </table:table-cell>
              <table:table-cell office:value-type="float" office:value="226885533">
                <text:p>22688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317851">
                <text:p>138317851</text:p>
              </table:table-cell>
              <table:table-cell office:value-type="float" office:value="107204123">
                <text:p>107204123</text:p>
              </table:table-cell>
              <table:table-cell office:value-type="float" office:value="245521974">
                <text:p>245521974</text:p>
              </table:table-cell>
              <table:table-cell office:value-type="float" office:value="149313804">
                <text:p>149313804</text:p>
              </table:table-cell>
              <table:table-cell office:value-type="float" office:value="111225631">
                <text:p>111225631</text:p>
              </table:table-cell>
              <table:table-cell office:value-type="float" office:value="260539435">
                <text:p>260539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241184">
                <text:p>132241184</text:p>
              </table:table-cell>
              <table:table-cell office:value-type="float" office:value="102396034">
                <text:p>102396034</text:p>
              </table:table-cell>
              <table:table-cell office:value-type="float" office:value="234637218">
                <text:p>234637218</text:p>
              </table:table-cell>
              <table:table-cell office:value-type="float" office:value="137911149">
                <text:p>137911149</text:p>
              </table:table-cell>
              <table:table-cell office:value-type="float" office:value="103952411">
                <text:p>103952411</text:p>
              </table:table-cell>
              <table:table-cell office:value-type="float" office:value="241863560">
                <text:p>241863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252817">
                <text:p>124252817</text:p>
              </table:table-cell>
              <table:table-cell office:value-type="float" office:value="96827351">
                <text:p>96827351</text:p>
              </table:table-cell>
              <table:table-cell office:value-type="float" office:value="221080168">
                <text:p>221080168</text:p>
              </table:table-cell>
              <table:table-cell office:value-type="float" office:value="130221172">
                <text:p>130221172</text:p>
              </table:table-cell>
              <table:table-cell office:value-type="float" office:value="99153304">
                <text:p>99153304</text:p>
              </table:table-cell>
              <table:table-cell office:value-type="float" office:value="229374476">
                <text:p>229374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135978">
                <text:p>145135978</text:p>
              </table:table-cell>
              <table:table-cell office:value-type="float" office:value="110269839">
                <text:p>110269839</text:p>
              </table:table-cell>
              <table:table-cell office:value-type="float" office:value="255405817">
                <text:p>255405817</text:p>
              </table:table-cell>
              <table:table-cell office:value-type="float" office:value="148253078">
                <text:p>148253078</text:p>
              </table:table-cell>
              <table:table-cell office:value-type="float" office:value="109470393">
                <text:p>109470393</text:p>
              </table:table-cell>
              <table:table-cell office:value-type="float" office:value="257723471">
                <text:p>257723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761265">
                <text:p>131761265</text:p>
              </table:table-cell>
              <table:table-cell office:value-type="float" office:value="102127695">
                <text:p>102127695</text:p>
              </table:table-cell>
              <table:table-cell office:value-type="float" office:value="233888960">
                <text:p>233888960</text:p>
              </table:table-cell>
              <table:table-cell office:value-type="float" office:value="138383993">
                <text:p>138383993</text:p>
              </table:table-cell>
              <table:table-cell office:value-type="float" office:value="104703719">
                <text:p>104703719</text:p>
              </table:table-cell>
              <table:table-cell office:value-type="float" office:value="243087712">
                <text:p>243087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606686">
                <text:p>141606686</text:p>
              </table:table-cell>
              <table:table-cell office:value-type="float" office:value="109576363">
                <text:p>109576363</text:p>
              </table:table-cell>
              <table:table-cell office:value-type="float" office:value="251183049">
                <text:p>251183049</text:p>
              </table:table-cell>
              <table:table-cell office:value-type="float" office:value="141300761">
                <text:p>141300761</text:p>
              </table:table-cell>
              <table:table-cell office:value-type="float" office:value="106689987">
                <text:p>106689987</text:p>
              </table:table-cell>
              <table:table-cell office:value-type="float" office:value="247990748">
                <text:p>247990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716939">
                <text:p>126716939</text:p>
              </table:table-cell>
              <table:table-cell office:value-type="float" office:value="100184225">
                <text:p>100184225</text:p>
              </table:table-cell>
              <table:table-cell office:value-type="float" office:value="226901164">
                <text:p>226901164</text:p>
              </table:table-cell>
              <table:table-cell office:value-type="float" office:value="134392064">
                <text:p>134392064</text:p>
              </table:table-cell>
              <table:table-cell office:value-type="float" office:value="102625521">
                <text:p>102625521</text:p>
              </table:table-cell>
              <table:table-cell office:value-type="float" office:value="237017585">
                <text:p>237017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386574">
                <text:p>119386574</text:p>
              </table:table-cell>
              <table:table-cell office:value-type="float" office:value="97676432">
                <text:p>97676432</text:p>
              </table:table-cell>
              <table:table-cell office:value-type="float" office:value="217063006">
                <text:p>217063006</text:p>
              </table:table-cell>
              <table:table-cell office:value-type="float" office:value="128040523">
                <text:p>128040523</text:p>
              </table:table-cell>
              <table:table-cell office:value-type="float" office:value="100052022">
                <text:p>100052022</text:p>
              </table:table-cell>
              <table:table-cell office:value-type="float" office:value="228092545">
                <text:p>228092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01cm" style:legend-expansion="high" chart:style-name="ch2"/>
        <chart:plot-area chart:style-name="ch3" table:cell-range-address="Planilha4.A5:Planilha4.B13" chart:data-source-has-labels="column" svg:x="0.32cm" svg:y="0.18cm" svg:width="13.203cm" svg:height="8.64cm">
          <chartooo:coordinate-region svg:x="2.053cm" svg:y="0.379cm" svg:width="11.392cm" svg:height="7.794cm"/>
          <chart:axis chart:dimension="x" chart:name="primary-x" chart:style-name="ch4" chartooo:axis-type="auto">
            <chartooo:date-scale/>
            <chart:categories table:cell-range-address="Planilha4.A5:Planilha4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5:Planilha4.B13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janeiro</text:p>
                <draw:g>
                  <svg:desc>Planilha4.A5:Planilha4.A13</svg:desc>
                </draw:g>
              </table:table-cell>
              <table:table-cell office:value-type="float" office:value="935741">
                <text:p>935741</text:p>
                <draw:g>
                  <svg:desc>Planilha4.B5:Planilha4.B13</svg:desc>
                </draw:g>
              </table:table-cell>
            </table:table-row>
            <table:table-row>
              <table:table-cell office:value-type="string">
                <text:p>fevereiro</text:p>
              </table:table-cell>
              <table:table-cell office:value-type="float" office:value="918596">
                <text:p>918596</text:p>
              </table:table-cell>
            </table:table-row>
            <table:table-row>
              <table:table-cell office:value-type="string">
                <text:p>marco</text:p>
              </table:table-cell>
              <table:table-cell office:value-type="float" office:value="1073729">
                <text:p>1073729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35851">
                <text:p>935851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1071365">
                <text:p>1071365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906843">
                <text:p>906843</text:p>
              </table:table-cell>
            </table:table-row>
            <table:table-row>
              <table:table-cell office:value-type="string">
                <text:p>Julho</text:p>
              </table:table-cell>
              <table:table-cell office:value-type="float" office:value="1024275">
                <text:p>1024275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060332">
                <text:p>1060332</text:p>
              </table:table-cell>
            </table:table-row>
            <table:table-row>
              <table:table-cell office:value-type="string">
                <text:p>setembro</text:p>
              </table:table-cell>
              <table:table-cell office:value-type="float" office:value="1032985">
                <text:p>1032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